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702cm" table:align="margins"/>
    </style:style>
    <style:style style:name="Tabelle1.A" style:family="table-column">
      <style:table-column-properties style:column-width="2.829cm" style:rel-column-width="6944*"/>
    </style:style>
    <style:style style:name="Tabelle1.B" style:family="table-column">
      <style:table-column-properties style:column-width="4.51cm" style:rel-column-width="11069*"/>
    </style:style>
    <style:style style:name="Tabelle1.C" style:family="table-column">
      <style:table-column-properties style:column-width="4.454cm" style:rel-column-width="10929*"/>
    </style:style>
    <style:style style:name="Tabelle1.D" style:family="table-column">
      <style:table-column-properties style:column-width="2.088cm" style:rel-column-width="5127*"/>
    </style:style>
    <style:style style:name="Tabelle1.E" style:family="table-column">
      <style:table-column-properties style:column-width="2.831cm" style:rel-column-width="6949*"/>
    </style:style>
    <style:style style:name="Tabelle1.F" style:family="table-column">
      <style:table-column-properties style:column-width="4.233cm" style:rel-column-width="10390*"/>
    </style:style>
    <style:style style:name="Tabelle1.G" style:family="table-column">
      <style:table-column-properties style:column-width="5.756cm" style:rel-column-width="14127*"/>
    </style:style>
    <style:style style:name="Tabelle1.A1" style:family="table-cell">
      <style:table-cell-properties fo:background-color="#e6e6e6" fo:padding="0.097cm" fo:border="none">
        <style:background-image/>
      </style:table-cell-properties>
    </style:style>
    <style:style style:name="Tabel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style:font-name="Verdana1"/>
    </style:style>
    <style:style style:name="P2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fo:break-before="page"/>
      <style:text-properties style:font-name="Verdana1" officeooo:rsid="001e83e3" officeooo:paragraph-rsid="003406ce"/>
    </style:style>
    <style:style style:name="P4" style:family="paragraph" style:parent-style-name="Standard">
      <style:paragraph-properties fo:text-align="center" style:justify-single-word="false"/>
      <style:text-properties style:font-name="Verdana1" officeooo:paragraph-rsid="003406ce"/>
    </style:style>
    <style:style style:name="P5" style:family="paragraph" style:parent-style-name="Standard">
      <style:paragraph-properties fo:text-align="end" style:justify-single-word="false"/>
      <style:text-properties style:font-name="Verdana1" officeooo:paragraph-rsid="002fef3b"/>
    </style:style>
    <style:style style:name="P6" style:family="paragraph" style:parent-style-name="Standard">
      <style:paragraph-properties fo:text-align="start" style:justify-single-word="false"/>
      <style:text-properties style:font-name="Verdana1" officeooo:rsid="001e83e3"/>
    </style:style>
    <style:style style:name="P7" style:family="paragraph" style:parent-style-name="Table_20_Contents">
      <style:text-properties style:font-name="Verdana1" fo:font-size="10pt" fo:font-style="italic" officeooo:rsid="00324e74" officeooo:paragraph-rsid="00324e74" style:font-size-asian="10pt" style:font-style-asian="italic" style:font-size-complex="10pt" style:font-style-complex="italic"/>
    </style:style>
    <style:style style:name="T1" style:family="text">
      <style:text-properties fo:font-size="10pt" fo:font-weight="normal" officeooo:rsid="0025a57c" style:font-size-asian="10pt" style:font-weight-asian="normal" style:font-size-complex="10pt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&quot;de_DE&quot;)&gt;">de_DE</text:text-input><text:span text:style-name="T2"><text:text-input text:description="&lt;_('due equipment')&gt;">&lt;_('due equipment')&gt;</text:text-input></text:span><text:span text:style-name="T1"> </text:span><text:span text:style-name="T1"><text:text-input text:description="&lt;( _(&quot;von&quot;)+&quot; &quot; + ((o.date_start or '--').split('-')[2]+'.'+(o.date_start or '--').split('-')[1]+'.'+(o.date_start or '--').split('-')[0]) ) if ((o.date_start or '--').split('-')[2]+'.'+(o.date_start or '--').split('-')[1]+'.'+(o.date_start or '--').split('-')[0]) != '..' else ''&gt;">from</text:text-input></text:span><text:span text:style-name="T1"> </text:span><text:span text:style-name="T1"><text:text-input text:description="&lt;_('until')&gt;">&lt;_('until')&gt;</text:text-input></text:span><text:span text:style-name="T1"> </text:span><text:span text:style-name="T1"><text:text-input text:description="&lt;((o.date_end or '--').split('-')[2]+'.'+(o.date_end or '--').split('-')[1]+'.'+(o.date_end or '--').split('-')[0]) if ((o.date_end or '--').split('-')[2]+'.'+(o.date_end or '--').split('-')[1]+'.'+(o.date_end or '--').split('-')[0]) != '..' else ''&gt;">date_end
</text:text-input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office:value-type="string">
              <text:p text:style-name="P7"><text:text-input text:description="&lt;_(&quot;TEM Ident no.&quot;)&gt;">&lt;_("TEM Ident no.")&gt;</text:text-input></text:p>
            </table:table-cell>
            <table:table-cell table:style-name="Tabelle1.A1" office:value-type="string">
              <text:p text:style-name="P7"><text:text-input text:description="&lt;_('Description')&gt;">&lt;_('Description')&gt;</text:text-input></text:p>
            </table:table-cell>
            <table:table-cell table:style-name="Tabelle1.A1" office:value-type="string">
              <text:p text:style-name="P7"><text:text-input text:description="&lt;_('Group')&gt;">&lt;_('Group')&gt;</text:text-input></text:p>
            </table:table-cell>
            <table:table-cell table:style-name="Tabelle1.A1" office:value-type="string">
              <text:p text:style-name="P7"><text:text-input text:description="&lt;_('Status')&gt;">&lt;_('Status')&gt;</text:text-input></text:p>
            </table:table-cell>
            <table:table-cell table:style-name="Tabelle1.A1" office:value-type="string">
              <text:p text:style-name="P7"><text:text-input text:description="&lt;_(&quot;Next Inspection due&quot;)&gt;">&lt;_("Next Inspection due")&gt;</text:text-input></text:p>
            </table:table-cell>
            <table:table-cell table:style-name="Tabelle1.A1" office:value-type="string">
              <text:p text:style-name="P7"><text:text-input text:description="&lt;_('Usage site')&gt;">&lt;_('Usage site')&gt;</text:text-input></text:p>
            </table:table-cell>
            <table:table-cell table:style-name="Tabelle1.A1" office:value-type="string">
              <text:p text:style-name="P7"><text:text-input text:description="&lt;_('Storage location')&gt;">&lt;_('Storage location')&gt;</text:text-input></text:p>
            </table:table-cell>
          </table:table-row>
        </table:table-header-rows>
        <table:table-row>
          <table:table-cell table:style-name="Tabelle1.A2" office:value-type="string">
            <text:p text:style-name="P4"><text:text-input text:description="&lt;for each=&quot;loc in o.location_ids&quot;&gt;">for loc</text:text-input>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<text:text-input text:description="&lt;for each=&quot;eq in loc.due_equipment_ids&quot;&gt;">for eq</text:text-input>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<text:text-input text:description="&lt;eq.id_number&gt;">VPRPL 4518</text:text-input></text:p>
          </table:table-cell>
          <table:table-cell table:style-name="Tabelle1.A2" office:value-type="string">
            <text:p text:style-name="P2"><text:text-input text:description="&lt;eq.description&gt;">description</text:text-input></text:p>
          </table:table-cell>
          <table:table-cell table:style-name="Tabelle1.A2" office:value-type="string">
            <text:p text:style-name="P2"><text:text-input text:description="&lt;eq.group_id.name&gt;">group name</text:text-input></text:p>
          </table:table-cell>
          <table:table-cell table:style-name="Tabelle1.A2" office:value-type="string">
            <text:p text:style-name="P2"><text:text-input text:description="&lt;_(eq.state)&gt;">state</text:text-input></text:p>
          </table:table-cell>
          <table:table-cell table:style-name="Tabelle1.A2" office:value-type="string">
            <text:p text:style-name="P2"><text:text-input text:description="&lt;((eq.next_inspection or '--').split('-')[2]+'.'+(eq.next_inspection or '--').split('-')[1]+'.'+(eq.next_inspection or '--').split('-')[0]) if ((eq.next_inspection or '--').split('-')[2]+'.'+(eq.next_inspection or '--').split('-')[1]+'.'+(eq.next_inspection or '--').split('-')[0]) != '..' else ''&gt;">1999-09-09</text:text-input></text:p>
          </table:table-cell>
          <table:table-cell table:style-name="Tabelle1.A2" office:value-type="string">
            <text:p text:style-name="P2"><text:text-input text:description="&lt;eq.usage_site.name&gt;">usage site</text:text-input></text:p>
          </table:table-cell>
          <table:table-cell table:style-name="Tabelle1.A2" office:value-type="string">
            <text:p text:style-name="P2"><text:text-input text:description="&lt;eq.storage_location.name&gt;">storage location</text:text-input></text:p>
          </table:table-cell>
        </table:table-row>
        <table:table-row>
          <table:table-cell table:style-name="Tabelle1.A2" office:value-type="string">
            <text:p text:style-name="P1"><text:text-input text:description="&lt;/for&gt;">/for</text:text-input>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3"><text:text-input text:description="&lt;/for&gt;">/for</text:text-input>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intergrund_5f_grau" style:display-name="hintergrund_grau" style:family="paragraph" style:master-page-name="">
      <style:paragraph-properties style:page-number="auto" fo:background-color="#c0c0c0" style:shadow="none">
        <style:tab-stops/>
        <style:background-image/>
      </style:paragraph-properties>
      <style:text-properties style:font-name="Verdana"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5:01:39.62</meta:creation-date>
    <dc:date>2013-02-19T14:34:01.38</dc:date>
    <meta:editing-duration>PT22H52M7S</meta:editing-duration>
    <meta:editing-cycles>29</meta:editing-cycles>
    <meta:generator>LibreOffice/4.0$Windows_x86 LibreOffice_project/527dba6f6e0cfbbc71bd6e7b88a52699bb48799</meta:generator>
    <meta:document-statistic meta:table-count="1" meta:image-count="0" meta:object-count="0" meta:page-count="1" meta:paragraph-count="19" meta:word-count="37" meta:character-count="301" meta:non-whitespace-character-count="282"/>
  </office:meta>
</office:document-meta>
</file>